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artEmail.setInitialized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Email.buildMimeMessag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MultiPartEmail.getContain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PartEmail.attach( URL url , String name , String description , String dispos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ultiPartEmail.createMimeMulti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artEmail.createBody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artEmail.setMsg( String ms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ultiPartEmail.addPart( MimeMultipart multipa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ultiPartEmail.isInit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Email.isBoolHasAttach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Email.getPrimaryBodyPa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ultiPartEmail.attach( EmailAttachment attach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MultiPartEmail.setSubType( String aSub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Email.attach( URL url , String name ,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Email.setBoolHasAttachments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Email.attach( DataSource ds , String name , String description , String disposi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ultiPartEmail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ultiPartEmail.getSub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Email.attach( DataSource ds , String name , String descrip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ultiPartEmail.addPart( String partContent , String partConten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ultiPartEmail.addPart( MimeMultipart multipart ,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